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27c8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5pt" style:text-underline-style="solid" style:text-underline-width="auto" style:text-underline-color="font-color" fo:font-weight="bold" officeooo:rsid="001127c8" officeooo:paragraph-rsid="001127c8" fo:background-color="#ffffff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tang" fo:font-size="13pt" style:text-underline-style="none" fo:font-weight="bold" officeooo:rsid="001127c8" officeooo:paragraph-rsid="0012d53b" fo:background-color="#23ff23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left="3.5728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127c8" officeooo:paragraph-rsid="001127c8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left="0.0102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127c8" officeooo:paragraph-rsid="001127c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127c8" officeooo:paragraph-rsid="001127c8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127c8" officeooo:paragraph-rsid="0013b3ee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127c8" officeooo:paragraph-rsid="001582ad" style:font-size-asian="11.3500003814697pt" style:font-weight-asian="bold" style:font-size-complex="13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Batang" fo:font-size="13pt" style:text-underline-style="none" fo:font-weight="bold" officeooo:rsid="001127c8" officeooo:paragraph-rsid="001127c8" fo:background-color="#23ff23" style:font-size-asian="11.3500003814697pt" style:font-weight-asian="bold" style:font-size-complex="13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Batang" fo:font-size="13pt" style:text-underline-style="none" fo:font-weight="bold" officeooo:rsid="001127c8" officeooo:paragraph-rsid="0012d53b" fo:background-color="#23ff23" style:font-size-asian="11.3500003814697pt" style:font-weight-asian="bold" style:font-size-complex="13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Batang" fo:font-size="13pt" style:text-underline-style="none" fo:font-weight="bold" officeooo:rsid="001127c8" officeooo:paragraph-rsid="0012d53b" style:font-size-asian="11.3500003814697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Batang" fo:font-size="13pt" style:text-underline-style="none" fo:font-weight="bold" officeooo:rsid="001127c8" officeooo:paragraph-rsid="001127c8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atang" fo:font-size="13pt" style:text-underline-style="none" fo:font-weight="bold" officeooo:rsid="0012d53b" officeooo:paragraph-rsid="0012d53b" style:font-size-asian="11.3500003814697pt" style:font-weight-asian="bold" style:font-size-complex="13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atang" fo:font-size="13pt" style:text-underline-style="none" fo:font-weight="bold" officeooo:rsid="0012d53b" officeooo:paragraph-rsid="0012d53b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Batang" fo:font-size="13pt" style:text-underline-style="none" fo:font-weight="bold" officeooo:rsid="001127c8" officeooo:paragraph-rsid="001127c8" fo:background-color="#23ff23" style:font-size-asian="11.3500003814697pt" style:font-weight-asian="bold" style:font-size-complex="13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127c8"/>
    </style:style>
    <style:style style:name="P17" style:family="paragraph" style:parent-style-name="Standard">
      <style:paragraph-properties fo:text-align="center" style:justify-single-word="false"/>
      <style:text-properties style:font-name="Arial Narrow" fo:font-size="20pt" style:text-underline-style="solid" style:text-underline-width="auto" style:text-underline-color="font-color" fo:font-weight="bold" officeooo:rsid="001127c8" officeooo:paragraph-rsid="001127c8" fo:background-color="#ffffff" style:font-size-asian="20pt" style:font-weight-asian="bold" style:font-size-complex="20pt" style:font-weight-complex="bold"/>
    </style:style>
    <style:style style:name="P18" style:family="paragraph" style:parent-style-name="Standard" style:list-style-name="L1">
      <style:paragraph-properties fo:margin-left="3.6252in" fo:margin-right="0in" fo:text-align="start" style:justify-single-word="false" fo:text-indent="-0.25in" style:auto-text-indent="false">
        <style:tab-stops/>
      </style:paragraph-properties>
      <style:text-properties style:font-name="Batang" fo:font-size="13pt" style:text-underline-style="none" fo:font-weight="bold" officeooo:rsid="001127c8" officeooo:paragraph-rsid="0012d53b" style:font-size-asian="11.3500003814697pt" style:font-weight-asian="bold" style:font-size-complex="13pt" style:font-weight-complex="bold"/>
    </style:style>
    <style:style style:name="P19" style:family="paragraph" style:parent-style-name="Standard" style:list-style-name="L1">
      <style:paragraph-properties fo:margin-left="3.6252in" fo:margin-right="0in" fo:text-align="start" style:justify-single-word="false" fo:text-indent="-0.25in" style:auto-text-indent="false">
        <style:tab-stops/>
      </style:paragraph-properties>
      <style:text-properties style:font-name="Batang" fo:font-size="13pt" style:text-underline-style="none" fo:font-weight="bold" officeooo:rsid="0012d53b" officeooo:paragraph-rsid="0012d53b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3b3ee" officeooo:paragraph-rsid="0013b3ee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Batang" fo:font-size="13pt" style:text-underline-style="none" fo:font-weight="bold" officeooo:rsid="001582ad" officeooo:paragraph-rsid="001582ad" style:font-size-asian="11.3500003814697pt" style:font-weight-asian="bold" style:font-size-complex="13pt" style:font-weight-complex="bold"/>
    </style:style>
    <style:style style:name="P22" style:family="paragraph" style:parent-style-name="Standard" style:list-style-name="L1">
      <style:paragraph-properties fo:text-align="start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127c8" officeooo:paragraph-rsid="0012d53b" style:font-size-asian="11.3500003814697pt" style:font-weight-asian="bold" style:font-size-complex="13pt" style:font-weight-complex="bold"/>
    </style:style>
    <style:style style:name="P23" style:family="paragraph" style:parent-style-name="Standard" style:list-style-name="L1">
      <style:paragraph-properties fo:text-align="start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127c8" officeooo:paragraph-rsid="001127c8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127c8" officeooo:paragraph-rsid="0012d53b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127c8" officeooo:paragraph-rsid="0012d53b" style:font-size-asian="11.3500003814697pt" style:font-weight-asian="bold" style:font-size-complex="13pt" style:font-weight-complex="bold"/>
    </style:style>
    <style:style style:name="P26" style:family="paragraph" style:parent-style-name="Standard" style:list-style-name="L2">
      <style:paragraph-properties fo:text-align="justify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2d53b" officeooo:paragraph-rsid="0012d53b" style:font-size-asian="11.3500003814697pt" style:font-weight-asian="bold" style:font-size-complex="13pt" style:font-weight-complex="bold"/>
    </style:style>
    <style:style style:name="P27" style:family="paragraph" style:parent-style-name="Standard" style:list-style-name="L3">
      <style:paragraph-properties fo:text-align="start" style:justify-single-word="false" fo:background-color="#00ff00">
        <style:background-image/>
      </style:paragraph-properties>
      <style:text-properties style:font-name="Batang" fo:font-size="13pt" style:text-underline-style="none" fo:font-weight="bold" officeooo:rsid="0012d53b" officeooo:paragraph-rsid="0012d53b" style:font-size-asian="11.3500003814697pt" style:font-weight-asian="bold" style:font-size-complex="13pt" style:font-weight-complex="bold"/>
    </style:style>
    <style:style style:name="T1" style:family="text">
      <style:text-properties style:font-name="Batang" fo:font-size="13pt" style:text-underline-style="none" fo:font-weight="bold" officeooo:rsid="001127c8" style:font-size-asian="11.3500003814697pt" style:font-weight-asian="bold" style:font-size-complex="13pt" style:font-weight-complex="bold"/>
    </style:style>
    <style:style style:name="T2" style:family="text">
      <style:text-properties fo:color="#eb613d"/>
    </style:style>
    <style:style style:name="T3" style:family="text">
      <style:text-properties fo:color="#eb613d" style:font-name="Batang" fo:font-size="13pt" style:text-underline-style="none" fo:font-weight="bold" officeooo:rsid="001127c8" style:font-size-asian="11.3500003814697pt" style:font-weight-asian="bold" style:font-size-complex="13pt" style:font-weight-complex="bold"/>
    </style:style>
    <style:style style:name="T4" style:family="text">
      <style:text-properties fo:color="#eb613d" style:text-underline-style="solid" style:text-underline-width="auto" style:text-underline-color="font-color"/>
    </style:style>
    <style:style style:name="T5" style:family="text">
      <style:text-properties officeooo:rsid="0012d53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3b3ee"/>
    </style:style>
    <style:style style:name="T8" style:family="text">
      <style:text-properties officeooo:rsid="001582ad"/>
    </style:style>
    <style:style style:name="T9" style:family="text">
      <style:text-properties officeooo:rsid="00167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84in" fo:text-indent="-0.25in" fo:margin-left="3.048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O DO LIST</text:p>
      <text:p text:style-name="P2"/>
      <text:p text:style-name="P2"/>
      <text:list xml:id="list6162789712302753086" text:style-name="L1">
        <text:list-item>
          <text:p text:style-name="P9">Simple running prog</text:p>
        </text:list-item>
        <text:list-item>
          <text:p text:style-name="P9">read the file</text:p>
        </text:list-item>
        <text:list-item>
          <text:p text:style-name="P9">calculate the length of the file=&gt;char.length</text:p>
        </text:list-item>
        <text:list-item>
          <text:p text:style-name="P9">calculate the lines using the length=&gt;using loop</text:p>
        </text:list-item>
        <text:list-item>
          <text:p text:style-name="P15">print the staring 10 lines</text:p>
          <text:p text:style-name="P15"><text:s text:c="19"/>head 'filename'</text:p>
        </text:list-item>
        <text:list-item>
          <text:p text:style-name="P22"><text:span text:style-name="T5">print first SIZE bytes</text:span> of the file, -c</text:p>
          <text:p text:style-name="P12"><text:s text:c="19"/>head 'filename' 'option' <text:span text:style-name="T5">'size'</text:span></text:p>
        </text:list-item>
        <text:list-item>
          <text:p text:style-name="P23">print n lines instead of starting 10, -n</text:p>
          <text:p text:style-name="P12"><text:s text:c="19"/>head 'filename' 'option' -n 'num of lines'</text:p>
        </text:list-item>
        <text:list-item>
          <text:p text:style-name="P9">print help for head command, --h,-help</text:p>
        </text:list-item>
        <text:list-item>
          <text:p text:style-name="P10"><text:span text:style-name="T5">for quiet </text:span><text:span text:style-name="T9">(-q) </text:span><text:span text:style-name="T5">never print headers giving file names</text:span></text:p>
        </text:list-item>
      </text:list>
      <text:p text:style-name="P3"><text:s text:c="28"/><text:span text:style-name="T5">head </text:span>'filename' 'option'</text:p>
      <text:list xml:id="list4754468449631930275" text:style-name="L2">
        <text:list-item>
          <text:p text:style-name="P26">always print headers giving file names</text:p>
        </text:list-item>
      </text:list>
      <text:p text:style-name="P25"><text:span text:style-name="T5"><text:s text:c="28"/>head </text:span>'filename' 'option'<text:span text:style-name="T5"> </text:span></text:p>
      <text:p text:style-name="P13"><text:s/></text:p>
      <text:list xml:id="list6909177047265843670" text:style-name="L3">
        <text:list-item>
          <text:p text:style-name="P27">print output version information and exit</text:p>
        </text:list-item>
      </text:list>
      <text:p text:style-name="P24"><text:span text:style-name="T5"><text:s text:c="28"/>head </text:span>'filename' 'option'<text:span text:style-name="T5"> </text:span></text:p>
      <text:p text:style-name="P13"><text:s/></text:p>
      <text:list xml:id="list38260707" text:continue-list="list6162789712302753086" text:style-name="L1">
        <text:list-item>
          <text:p text:style-name="P12">test case</text:p>
          <text:p text:style-name="P14">-&gt;if the file is empy , output should be blank</text:p>
          <text:p text:style-name="P14">-&gt;if the file has less then 10 lines, print all the content.</text:p>
          <text:p text:style-name="P11"><text:span text:style-name="T5"><text:s text:c="23"/></text:span><text:s/><text:span text:style-name="T6"><text:s/></text:span><text:span text:style-name="T4">input <text:s/></text:span><text:span text:style-name="T2"><text:s text:c="18"/></text:span><text:span text:style-name="T4">output</text:span></text:p>
          <text:p text:style-name="P11"><text:span text:style-name="T5"><text:s text:c="20"/>head a.txt <text:s text:c="17"/></text:span>apples</text:p>
          <text:p text:style-name="P18">apples</text:p>
          <text:p text:style-name="P18">peaches</text:p>
          <text:p text:style-name="P19">pears</text:p>
          <text:p text:style-name="P19"/>
          <text:p text:style-name="P16"><text:span text:style-name="T1"><text:s text:c="17"/></text:span><text:span text:style-name="T3"><text:s text:c="22"/></text:span></text:p>
        </text:list-item>
      </text:list>
      <text:p text:style-name="P1"><text:span text:style-name="T1"><text:s text:c="16"/></text:span><text:span text:style-name="T3"><text:s text:c="10"/></text:span><text:span text:style-name="T1"><text:s/>head a.txt <text:s text:c="18"/>apples</text:span></text:p>
      <text:p text:style-name="P4">apples</text:p>
      <text:p text:style-name="P4">peaches</text:p>
      <text:p text:style-name="P4">pears</text:p>
      <text:p text:style-name="P4">bananas</text:p>
      <text:p text:style-name="P4">cherries</text:p>
      <text:p text:style-name="P4">cherries</text:p>
      <text:p text:style-name="P4"><text:soft-page-break/>apples</text:p>
      <text:p text:style-name="P4">apples</text:p>
      <text:p text:style-name="P4">peaches</text:p>
      <text:p text:style-name="P4"/>
      <text:p text:style-name="P5"><text:s text:c="26"/>head a.txt -n 5 <text:s text:c="11"/>apples</text:p>
      <text:p text:style-name="P4">apples</text:p>
      <text:p text:style-name="P4">peaches</text:p>
      <text:p text:style-name="P4">pears</text:p>
      <text:p text:style-name="P5"><text:s text:c="61"/>bananas</text:p>
      <text:p text:style-name="P4"/>
      <text:p text:style-name="P6"><text:s text:c="26"/>head a.txt <text:s text:c="19"/>no such file(if the file doesnt exsist)</text:p>
      <text:p text:style-name="P6"/>
      <text:p text:style-name="P6"><text:s text:c="26"/>head <text:s text:c="29"/>no file</text:p>
      <text:p text:style-name="P7"><text:s text:c="26"/></text:p>
      <text:p text:style-name="P7"><text:s text:c="26"/><text:span text:style-name="T7">head a.txt -n <text:s text:c="17"/>invalid num of lines</text:span></text:p>
      <text:p text:style-name="P20"><text:s/></text:p>
      <text:p text:style-name="P8"><text:span text:style-name="T7"><text:s text:c="26"/>head a.txt -c <text:s text:c="17"/>invalid num of bytes</text:span> <text:s text:c="2"/></text:p>
      <text:p text:style-name="P8"/>
      <text:p text:style-name="P8"><text:s text:c="26"/><text:span text:style-name="T8">head a.txt -</text:span> <text:s text:c="18"/><text:span text:style-name="T8">invalid command</text:span></text:p>
      <text:p text:style-name="P21"/>
      <text:p text:style-name="P21"><text:s text:c="25"/>head a.txt 5 <text:s text:c="20"/>invalid command</text:p>
      <text:p text:style-name="P21"/>
      <text:p text:style-name="P21"><text:s text:c="8"/>-&gt;no combination of commands 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49:17.27</meta:creation-date>
    <dc:date>2013-07-25T18:10:39.87</dc:date>
    <meta:editing-duration>PT37M32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54" meta:word-count="210" meta:character-count="1831" meta:non-whitespace-character-count="955"/>
  </office:meta>
</office:document-meta>
</file>